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style:font-name="Liberation Sans1" fo:font-size="11pt" style:text-underline-style="none" fo:font-weight="normal" officeooo:rsid="001e8c90" officeooo:paragraph-rsid="001e8c90" style:font-size-asian="9.60000038146973pt" style:font-weight-asian="normal" style:font-size-complex="11pt" style:font-weight-complex="normal"/>
    </style:style>
    <style:style style:name="P2" style:family="paragraph" style:parent-style-name="Standard">
      <style:paragraph-properties fo:line-height="115%"/>
      <style:text-properties style:font-name="Liberation Sans1" fo:font-size="11pt" style:text-underline-style="none" fo:font-weight="normal" officeooo:rsid="00207b8e" officeooo:paragraph-rsid="002f1f0d" style:font-size-asian="9.60000038146973pt" style:font-weight-asian="normal" style:font-size-complex="11pt" style:font-weight-complex="normal"/>
    </style:style>
    <style:style style:name="P3" style:family="paragraph" style:parent-style-name="Standard">
      <style:paragraph-properties fo:line-height="115%" fo:text-align="center" style:justify-single-word="false"/>
      <style:text-properties style:font-name="Liberation Sans1" fo:font-size="11pt" fo:font-weight="bold" officeooo:rsid="001d2809" officeooo:paragraph-rsid="001d2809" style:font-size-asian="9.60000038146973pt" style:font-weight-asian="bold" style:font-size-complex="11pt" style:font-weight-complex="bold"/>
    </style:style>
    <style:style style:name="P4"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dac51" officeooo:paragraph-rsid="001dac51" style:font-size-asian="12pt" style:font-weight-asian="bold" style:font-size-complex="12pt" style:font-weight-complex="bold"/>
    </style:style>
    <style:style style:name="P5"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e8c90" officeooo:paragraph-rsid="001e8c90" style:font-size-asian="12pt" style:font-weight-asian="bold" style:font-size-complex="12pt" style:font-weight-complex="bold"/>
    </style:style>
    <style:style style:name="P6" style:family="paragraph" style:parent-style-name="Standard">
      <style:paragraph-properties fo:line-height="115%" fo:text-align="center" style:justify-single-word="false"/>
      <style:text-properties style:font-name="Liberation Sans1" fo:font-size="14pt" fo:font-weight="bold" officeooo:rsid="001d2809" officeooo:paragraph-rsid="001d2809" style:font-size-asian="14pt" style:font-weight-asian="bold" style:font-size-complex="14pt" style:font-weight-complex="bold"/>
    </style:style>
    <style:style style:name="P7" style:family="paragraph" style:parent-style-name="Standard">
      <style:paragraph-properties fo:line-height="115%"/>
      <style:text-properties style:font-name="Liberation Sans1" fo:font-size="11pt" style:text-underline-style="none" fo:font-weight="normal" officeooo:rsid="00207b8e" officeooo:paragraph-rsid="002f1f0d" style:font-size-asian="9.60000038146973pt" style:font-weight-asian="normal" style:font-size-complex="11pt" style:font-weight-complex="normal"/>
    </style:style>
    <style:style style:name="P8" style:family="paragraph" style:parent-style-name="Standard">
      <style:paragraph-properties fo:line-height="115%"/>
      <style:text-properties style:font-name="Liberation Sans1" fo:font-size="11pt" style:text-underline-style="none" fo:font-weight="normal" officeooo:rsid="001fe2fc" officeooo:paragraph-rsid="001fe2fc" style:font-size-asian="9.60000038146973pt" style:font-weight-asian="normal" style:font-size-complex="11pt" style:font-weight-complex="normal"/>
    </style:style>
    <style:style style:name="P9" style:family="paragraph" style:parent-style-name="Standard">
      <style:paragraph-properties fo:line-height="115%"/>
      <style:text-properties style:font-name="Liberation Sans1" fo:font-size="11pt" style:text-underline-style="none" fo:font-weight="normal" officeooo:rsid="003ebb56" officeooo:paragraph-rsid="003ebb56" style:font-size-asian="9.60000038146973pt" style:font-weight-asian="normal" style:font-size-complex="11pt" style:font-weight-complex="normal"/>
    </style:style>
    <style:style style:name="P10" style:family="paragraph" style:parent-style-name="Standard">
      <style:paragraph-properties fo:line-height="115%"/>
      <style:text-properties style:font-name="Liberation Sans1" fo:font-size="12pt" style:text-underline-style="solid" style:text-underline-width="auto" style:text-underline-color="font-color" fo:font-weight="bold" officeooo:rsid="003ebb56" officeooo:paragraph-rsid="003ebb56" style:font-size-asian="12pt" style:font-weight-asian="bold" style:font-size-complex="12pt" style:font-weight-complex="bold"/>
    </style:style>
    <style:style style:name="T1" style:family="text">
      <style:text-properties officeooo:rsid="001e8c90"/>
    </style:style>
    <style:style style:name="T2" style:family="text">
      <style:text-properties officeooo:rsid="001f0b1d"/>
    </style:style>
    <style:style style:name="T3" style:family="text">
      <style:text-properties officeooo:rsid="0028081b"/>
    </style:style>
    <style:style style:name="T4" style:family="text">
      <style:text-properties officeooo:rsid="002e18a1"/>
    </style:style>
    <style:style style:name="T5" style:family="text">
      <style:text-properties officeooo:rsid="002f1f0d"/>
    </style:style>
    <style:style style:name="T6" style:family="text">
      <style:text-properties officeooo:rsid="00366468"/>
    </style:style>
    <style:style style:name="T7" style:family="text">
      <style:text-properties officeooo:rsid="0036fc70"/>
    </style:style>
    <style:style style:name="T8" style:family="text">
      <style:text-properties officeooo:rsid="00388f0b"/>
    </style:style>
    <style:style style:name="T9" style:family="text">
      <style:text-properties officeooo:rsid="00398102"/>
    </style:style>
    <style:style style:name="T10" style:family="text">
      <style:text-properties officeooo:rsid="003c5d7b"/>
    </style:style>
    <style:style style:name="T11" style:family="text">
      <style:text-properties officeooo:rsid="003d09f7"/>
    </style:style>
    <style:style style:name="T12" style:family="text">
      <style:text-properties officeooo:rsid="003fceb5"/>
    </style:style>
    <style:style style:name="T13" style:family="text">
      <style:text-properties officeooo:rsid="00414a1e"/>
    </style:style>
    <style:style style:name="T14" style:family="text">
      <style:text-properties officeooo:rsid="0042b17e"/>
    </style:style>
    <style:style style:name="T15" style:family="text">
      <style:text-properties officeooo:rsid="004545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text:span text:style-name="T1">Brief </text:span>Discussion of Project Constraints</text:p>
      <text:p text:style-name="P3"/>
      <text:p text:style-name="P4">Economic Constraints</text:p>
      <text:p text:style-name="P1"><text:tab/>Since this project is being personally funded, the budget for acquiring equipment and material is rather limited. The current estimate for the project’s budget is <text:span text:style-name="T6">$100 with a max budget of </text:span><text:span text:style-name="T2">$</text:span><text:span text:style-name="T6">200</text:span><text:span text:style-name="T2">. As a result, hobbyist electronics will be used for the project’s hardware. The project’s software will also use free </text:span><text:span text:style-name="T6">and open source </text:span><text:span text:style-name="T2">software to help cut costs. Luckily, there are plenty of options available for both hardware and software that are affordable </text:span><text:span text:style-name="T12">and</text:span><text:span text:style-name="T7"> meet project requirements</text:span><text:span text:style-name="T2">. </text:span><text:span text:style-name="T3">Since</text:span> this is a personal project, no economic development or benefit will result from this project.</text:p>
      <text:p text:style-name="P1"/>
      <text:p text:style-name="P5">Professional Constraints</text:p>
      <text:p text:style-name="P8"><text:tab/>This project will require that I <text:span text:style-name="T12">utilize</text:span> <text:span text:style-name="T12">most of these skills I have developed during my career thus far.</text:span> Since this project is rather all encompassing in nature, it will be a great resume builder.</text:p>
      <text:p text:style-name="P8"/>
      <text:p text:style-name="P10">Legal Constraints</text:p>
      <text:p text:style-name="P9"><text:tab/>To mitigate any licensing issues during the development and deployment of the data pipeline, the project will use software with permissive licenses. The project itself will also be licensed under the MIT license. Note that the MIT license is one of the <text:span text:style-name="T13">more</text:span> permissive open source licenses currently available.</text:p>
      <text:p text:style-name="P1"/>
      <text:p text:style-name="P5">Security Constraints</text:p>
      <text:p text:style-name="P2"><text:tab/>Data being sent <text:span text:style-name="T9">to and from the facility’s message broker must be</text:span> authenticated and encrypted. Authentication will prevent <text:span text:style-name="T9">threat</text:span> actors from <text:span text:style-name="T9">spoofing sensor </text:span>data <text:span text:style-name="T9">to overwhelm the system or tamper with the analysis of </text:span><text:span text:style-name="T11">stored </text:span><text:span text:style-name="T9">sensor data</text:span>. <text:span text:style-name="T9">E</text:span>ncryption will ensure that <text:span text:style-name="T9">any authentication credentials </text:span><text:span text:style-name="T4">being sent will</text:span> remain confidential. <text:span text:style-name="T5"><text:s/></text:span><text:span text:style-name="T9">Additionally, encryption can prevent threat actors from learning what message format the system accepts. </text:span><text:span text:style-name="T11">That way, </text:span><text:span text:style-name="T14">spoofing sensor data becomes more difficult</text:span><text:span text:style-name="T9">.</text:span></text:p>
      <text:p text:style-name="P2"/>
      <text:p text:style-name="P2"><text:tab/><text:span text:style-name="T10">In addition to securing message broker </text:span><text:span text:style-name="T11">communication, the local servers will utilize </text:span><text:span text:style-name="T10">database users </text:span><text:span text:style-name="T11">with restrictive permissions. The API will also use its own restricted database user. That way, a compromised user can only inflict limited damage to the database. Every user will also access the database via SSL to ensure the confidentiality of any credentials, along with API usernames and passwords.</text:span></text:p>
      <text:p text:style-name="P2"/>
      <text:p text:style-name="P2"><text:tab/><text:span text:style-name="T11">Lastly, the API will require a valid JSON Web Token (JWT) to be sent with each request. This way, only authorized users can query and analyze the collected senor data. Note that communication between the API and its users will be encrypted over HTTPS to prevent a threat actor from obtaining a valid JWT. Each JWT will also have a time-to-live (TTL) of 5 minutes to </text:span><text:span text:style-name="T15">further</text:span><text:span text:style-name="T11"> mitigate this risk.</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Only_7e_LT_7e_Gliederung_20_1" style:display-name="Title Only~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03:35:24.392982550</meta:creation-date>
    <dc:date>2024-10-10T22:50:58.880764836</dc:date>
    <meta:editing-duration>PT1H47M53S</meta:editing-duration>
    <meta:editing-cycles>36</meta:editing-cycles>
    <meta:generator>LibreOffice/24.2.6.2$Linux_X86_64 LibreOffice_project/420$Build-2</meta:generator>
    <meta:document-statistic meta:table-count="0" meta:image-count="0" meta:object-count="0" meta:page-count="1" meta:paragraph-count="11" meta:word-count="395" meta:character-count="2508" meta:non-whitespace-character-count="2117"/>
  </office:meta>
</office:document-meta>
</file>